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99ff66" draw:opacity="25%"/>
      <style:paragraph-properties fo:text-align="center"/>
      <style:text-properties fo:font-size="12pt"/>
    </style:style>
    <style:style style:name="P11" style:family="paragraph">
      <loext:graphic-properties draw:fill-color="#ff6600" draw:opacity="25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-color="#8019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3" draw:style-name="gr14" draw:text-style-name="P10" svg:width="0.1343in" svg:height="0.1343in" svg:x="3.3736in" svg:y="0.4244in"><text:p/><draw:enhanced-geometry svg:viewBox="0 0 21600 21600" draw:type="rectangle" draw:enhanced-path="M 0 0 L 21600 0 21600 21600 0 21600 0 0 Z N"/></draw:custom-shape><draw:custom-shape text:anchor-type="paragraph" draw:z-index="6" draw:name="Shape 3" draw:style-name="gr15" draw:text-style-name="P11" svg:width="0.1335in" svg:height="0.1335in" svg:x="0.4453in" svg:y="0.4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9" draw:style-name="gr11" draw:text-style-name="P6" svg:width="0.1358in" svg:height="0.1358in" svg:x="1.4165in" svg:y="0.418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5" draw:text-style-name="P4" svg:width="0.1343in" svg:height="0.1343in" svg:x="5.3693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7" draw:name="Shape 17" draw:style-name="gr8" draw:text-style-name="P9" svg:width="0.135in" svg:height="0.135in" svg:x="0.409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8" draw:text-style-name="P12" svg:width="0.1335in" svg:height="0.1335in" svg:x="0.3917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11" draw:style-name="gr3" draw:text-style-name="P5" svg:width="0.1343in" svg:height="0.1343in" svg:x="0.375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0" draw:style-name="gr6" draw:text-style-name="P7" svg:width="0.1343in" svg:height="0.1343in" svg:x="0.3862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21" draw:name="Shape 14" draw:style-name="gr4" draw:text-style-name="P6" svg:width="0.135in" svg:height="0.135in" svg:x="0.4173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" draw:name="Shape 68" draw:style-name="gr19" draw:text-style-name="P14" svg:width="0.1335in" svg:height="0.1335in" svg:x="0.41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3" draw:text-style-name="P4" svg:width="0.1335in" svg:height="0.1335in" svg:x="0.38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15" draw:style-name="gr9" draw:text-style-name="P9" svg:width="0.1343in" svg:height="0.1343in" svg:x="0.44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20" draw:style-name="gr1" draw:text-style-name="P3" svg:width="0.135in" svg:height="0.135in" svg:x="0.397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12" draw:style-name="gr10" draw:text-style-name="P5" svg:width="0.1335in" svg:height="0.1335in" svg:x="0.418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7" draw:text-style-name="P13" svg:width="0.1343in" svg:height="0.1343in" svg:x="0.39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7" draw:style-name="gr12" draw:text-style-name="P6" svg:width="0.1335in" svg:height="0.1335in" svg:x="0.35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6" draw:style-name="gr7" draw:text-style-name="P8" svg:width="0.1343in" svg:height="0.1343in" svg:x="0.404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5" draw:style-name="gr13" draw:text-style-name="P4" svg:width="0.1335in" svg:height="0.1335in" svg:x="0.420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6" draw:style-name="gr8" draw:text-style-name="P9" svg:width="0.135in" svg:height="0.135in" svg:x="0.39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1" draw:style-name="gr16" draw:text-style-name="P12" svg:width="0.135in" svg:height="0.135in" svg:x="0.368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8" draw:style-name="gr3" draw:text-style-name="P5" svg:width="0.1343in" svg:height="0.1343in" svg:x="0.4055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5" draw:text-style-name="P11" svg:width="0.1335in" svg:height="0.1335in" svg:x="0.4209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8" draw:style-name="gr12" draw:text-style-name="P6" svg:width="0.1335in" svg:height="0.1335in" svg:x="0.3925in" svg:y="0.15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" draw:style-name="gr14" draw:text-style-name="P10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9" draw:style-name="gr2" draw:text-style-name="P4" svg:width="0.137in" svg:height="0.137in" svg:x="0.413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20:48:29.095298361</dc:date>
    <meta:editing-duration>PT2H7M25S</meta:editing-duration>
    <meta:editing-cycles>1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